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1cm"/>
    </style:style>
    <style:style style:name="co2" style:family="table-column">
      <style:table-column-properties fo:break-before="auto" style:column-width="2.60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Index</text:p>
          </table:table-cell>
          <table:table-cell/>
          <table:table-cell office:value-type="string">
            <text:p>No</text:p>
          </table:table-cell>
          <table:table-cell office:value-type="string">
            <text:p>Moves</text:p>
          </table:table-cell>
          <table:table-cell office:value-type="string">
            <text:p>Difficulty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string">
            <text:p>(Gimmick)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Hard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5">05/03/2016</text:date>, <text:time>19:4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ain</meta:initial-creator>
    <meta:creation-date>2016-03-01T14:48:03.74</meta:creation-date>
    <dc:date>2016-03-05T19:49:39.70</dc:date>
    <dc:creator>Daniel Bain</dc:creator>
    <meta:editing-duration>P4DT2H30M35S</meta:editing-duration>
    <meta:editing-cycles>1</meta:editing-cycles>
    <meta:document-statistic meta:table-count="3" meta:cell-count="124" meta:object-count="0"/>
    <meta:generator>OpenOffice/4.1.1$Win32 OpenOffice.org_project/411m6$Build-9775</meta:generator>
  </office:meta>
</office:document-meta>
</file>